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.263cm" fo:margin-left="-0.226cm" table:align="left" style:writing-mode="lr-tb"/>
    </style:style>
    <style:style style:name="Tabela1.A" style:family="table-column">
      <style:table-column-properties style:column-width="5.66cm"/>
    </style:style>
    <style:style style:name="Tabela1.B" style:family="table-column">
      <style:table-column-properties style:column-width="7.781cm"/>
    </style:style>
    <style:style style:name="Tabela1.C" style:family="table-column">
      <style:table-column-properties style:column-width="3.822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background-color="#ffffff" fo:padding-left="0.182cm" fo:padding-right="0.191cm" fo:padding-top="0cm" fo:padding-bottom="0cm" fo:border-left="0.5pt solid #000080" fo:border-right="none" fo:border-top="0.5pt solid #000080" fo:border-bottom="0.5pt solid #000080" style:writing-mode="lr-tb">
        <style:background-image/>
      </style:table-cell-properties>
    </style:style>
    <style:style style:name="Tabela1.C1" style:family="table-cell">
      <style:table-cell-properties style:vertical-align="top" fo:background-color="#ffffff" fo:padding-left="0.182cm" fo:padding-right="0.191cm" fo:padding-top="0cm" fo:padding-bottom="0cm" fo:border="0.5pt solid #000080" style:writing-mode="lr-tb">
        <style:background-image/>
      </style:table-cell-properties>
    </style:style>
    <style:style style:name="Tabela1.2" style:family="table-row">
      <style:table-row-properties style:min-row-height="2.124cm" fo:keep-together="auto"/>
    </style:style>
    <style:style style:name="Tabela1.A2" style:family="table-cell">
      <style:table-cell-properties style:vertical-align="middle" fo:background-color="#ffffff" fo:padding-left="0.182cm" fo:padding-right="0.191cm" fo:padding-top="0cm" fo:padding-bottom="0cm" fo:border-left="0.5pt solid #000080" fo:border-right="none" fo:border-top="0.5pt solid #000080" fo:border-bottom="0.5pt solid #000080" style:writing-mode="lr-tb">
        <style:background-image/>
      </style:table-cell-properties>
    </style:style>
    <style:style style:name="Tabela1.C2" style:family="table-cell">
      <style:table-cell-properties style:vertical-align="middle" fo:background-color="#ffffff" fo:padding-left="0.182cm" fo:padding-right="0.191cm" fo:padding-top="0cm" fo:padding-bottom="0cm" fo:border="0.5pt solid #000080" style:writing-mode="lr-tb">
        <style:background-image/>
      </style:table-cell-properties>
    </style:style>
    <style:style style:name="Tabela1.3" style:family="table-row">
      <style:table-row-properties style:min-row-height="2.729cm" fo:keep-together="auto"/>
    </style:style>
    <style:style style:name="Tabela1.4" style:family="table-row">
      <style:table-row-properties style:min-row-height="2.219cm" fo:keep-together="auto"/>
    </style:style>
    <style:style style:name="Tabela1.5" style:family="table-row">
      <style:table-row-properties style:min-row-height="3cm" fo:keep-together="auto"/>
    </style:style>
    <style:style style:name="Tabela1.A5" style:family="table-cell">
      <style:table-cell-properties style:vertical-align="middle" fo:background-color="#ffff00" fo:padding-left="0.182cm" fo:padding-right="0.191cm" fo:padding-top="0cm" fo:padding-bottom="0cm" fo:border-left="0.5pt solid #000080" fo:border-right="none" fo:border-top="0.5pt solid #000080" fo:border-bottom="0.5pt solid #000080" style:writing-mode="lr-tb">
        <style:background-image/>
      </style:table-cell-properties>
    </style:style>
    <style:style style:name="Tabela1.C5" style:family="table-cell">
      <style:table-cell-properties style:vertical-align="middle" fo:background-color="#ffff00" fo:padding-left="0.182cm" fo:padding-right="0.191cm" fo:padding-top="0cm" fo:padding-bottom="0cm" fo:border="0.5pt solid #000080" style:writing-mode="lr-tb">
        <style:background-image/>
      </style:table-cell-properties>
    </style:style>
    <style:style style:name="P1" style:family="paragraph" style:parent-style-name="Parágrafo_20_da_20_Lista" style:list-style-name="WW8Num1">
      <style:paragraph-properties fo:line-height="150%" fo:text-align="justify" style:justify-single-word="false"/>
      <style:text-properties fo:font-weight="bold" style:font-weight-asian="bold" style:font-weight-complex="bold"/>
    </style:style>
    <style:style style:name="P2" style:family="paragraph" style:parent-style-name="Parágrafo_20_da_20_Lista" style:list-style-name="WW8Num1">
      <style:paragraph-properties style:line-height-at-least="0.353cm" fo:text-align="justify" style:justify-single-word="false"/>
      <style:text-properties fo:font-weight="bold" style:font-weight-asian="bold" style:font-weight-complex="bold"/>
    </style:style>
    <style:style style:name="P3" style:family="paragraph" style:parent-style-name="Parágrafo_20_da_20_Lista">
      <style:paragraph-properties fo:margin-left="2.519cm" fo:margin-right="0cm" fo:line-height="150%" fo:text-align="justify" style:justify-single-word="false" fo:text-indent="0cm" style:auto-text-indent="false"/>
    </style:style>
    <style:style style:name="P4" style:family="paragraph" style:parent-style-name="WW-Estilo_20_padrão">
      <style:paragraph-properties fo:line-height="150%" fo:text-align="center" style:justify-single-word="false"/>
    </style:style>
    <style:style style:name="P5" style:family="paragraph" style:parent-style-name="WW-Estilo_20_padrão">
      <style:paragraph-properties fo:line-height="150%" fo:text-align="justify" style:justify-single-word="false"/>
    </style:style>
    <style:style style:name="P6" style:family="paragraph" style:parent-style-name="WW-Estilo_20_padrão">
      <style:text-properties fo:font-weight="bold" style:font-weight-asian="bold"/>
    </style:style>
    <style:style style:name="P7" style:family="paragraph" style:parent-style-name="WW-Estilo_20_padrão">
      <style:paragraph-properties fo:line-height="150%" fo:text-align="center" style:justify-single-word="false"/>
      <style:text-properties fo:font-weight="bold" style:font-weight-asian="bold"/>
    </style:style>
    <style:style style:name="P8" style:family="paragraph" style:parent-style-name="WW-Estilo_20_padrão">
      <style:paragraph-properties fo:line-height="150%" fo:text-align="justify" style:justify-single-word="false"/>
      <style:text-properties fo:font-weight="bold" style:font-weight-asian="bold"/>
    </style:style>
    <style:style style:name="P9" style:family="paragraph" style:parent-style-name="WW-Estilo_20_padrão">
      <style:paragraph-properties fo:text-align="center" style:justify-single-word="false"/>
      <style:text-properties fo:font-weight="bold" style:font-weight-asian="bold"/>
    </style:style>
    <style:style style:name="P10" style:family="paragraph" style:parent-style-name="WW-Estilo_20_padrão">
      <style:paragraph-properties fo:text-align="justify" style:justify-single-word="false"/>
      <style:text-properties fo:font-weight="bold" style:font-weight-asian="bold"/>
    </style:style>
    <style:style style:name="P11" style:family="paragraph" style:parent-style-name="WW-Estilo_20_padrão">
      <style:paragraph-properties fo:margin-left="0cm" fo:margin-right="0cm" fo:line-height="150%" fo:text-align="justify" style:justify-single-word="false" fo:text-indent="1.249cm" style:auto-text-indent="false"/>
    </style:style>
    <style:style style:name="P12" style:family="paragraph" style:parent-style-name="WW-Estilo_20_padrão">
      <style:paragraph-properties fo:margin-left="0cm" fo:margin-right="0cm" fo:line-height="150%" fo:text-align="center" style:justify-single-word="false" fo:text-indent="1.249cm" style:auto-text-indent="false"/>
    </style:style>
    <style:style style:name="P13" style:family="paragraph" style:parent-style-name="WW-Estilo_20_padrão">
      <style:paragraph-properties fo:margin-left="0cm" fo:margin-right="0cm" fo:line-height="150%" fo:text-align="justify" style:justify-single-word="false" fo:text-indent="1.249cm" style:auto-text-indent="false"/>
      <style:text-properties fo:font-weight="bold" style:font-weight-asian="bold"/>
    </style:style>
    <style:style style:name="P14" style:family="paragraph" style:parent-style-name="WW-Estilo_20_padrão">
      <style:paragraph-properties fo:margin-left="0cm" fo:margin-right="0cm" fo:line-height="150%" fo:text-align="justify" style:justify-single-word="false" fo:text-indent="1.249cm" style:auto-text-indent="false"/>
      <style:text-properties fo:font-weight="bold" style:font-weight-asian="bold" style:font-weight-complex="bold"/>
    </style:style>
    <style:style style:name="P15" style:family="paragraph" style:parent-style-name="WW-Estilo_20_padrão" style:master-page-name="Standard">
      <style:paragraph-properties fo:line-height="150%" fo:text-align="center" style:justify-single-word="false" style:page-number="auto"/>
      <style:text-properties fo:font-weight="bold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name-asian="Arial" style:font-weight-asian="bold"/>
    </style:style>
    <style:style style:name="T4" style:family="text">
      <style:text-properties style:font-name-asian="Ari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SRE/Governador Valadares</text:p>
      <text:p text:style-name="P7">Diretoria de Pessoal - Setor de Benefícios</text:p>
      <text:p text:style-name="P7">Orientação nº 01/2017 <text:s text:c="9"/></text:p>
      <text:p text:style-name="P4"><text:span text:style-name="T3"><text:s/></text:span><text:span text:style-name="T1">Assunto: Aproveitamento de tempo</text:span></text:p>
      <text:p text:style-name="P5"><text:tab/>Orientação para servidor que possui cargo efetivo recém-nomeado e que anteriormente possuía uma das situações descritas abaixo e tenha interesse em aproveitar o tempo de serviço: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9">Situação</text:p>
          </table:table-cell>
          <table:table-cell table:style-name="Tabela1.A1" office:value-type="string">
            <text:p text:style-name="P9">Documentos necessários</text:p>
          </table:table-cell>
          <table:table-cell table:style-name="Tabela1.C1" office:value-type="string">
            <text:p text:style-name="P9">Direitos</text:p>
          </table:table-cell>
        </table:table-row>
        <table:table-row table:style-name="Tabela1.2">
          <table:table-cell table:style-name="Tabela1.A2" office:value-type="string">
            <text:p text:style-name="P6">Efetivo / exonerado </text:p>
          </table:table-cell>
          <table:table-cell table:style-name="Tabela1.A2" office:value-type="string">
            <text:p text:style-name="P10">- Requerimento <text:s/>Vinculação de tempo (modelo anexo) ;</text:p>
            <text:p text:style-name="P10">- Contagem de Tempo atualizada dos períodos a serem aproveitados.</text:p>
          </table:table-cell>
          <table:table-cell table:style-name="Tabela1.C2" office:value-type="string">
            <text:p text:style-name="P6">- Aposentadoria</text:p>
            <text:p text:style-name="P6"/>
            <text:p text:style-name="P6">- Férias Prêmio</text:p>
          </table:table-cell>
        </table:table-row>
        <table:table-row table:style-name="Tabela1.3">
          <table:table-cell table:style-name="Tabela1.A2" office:value-type="string">
            <text:p text:style-name="P10">Ex-Lei nº 100/07 </text:p>
            <text:p text:style-name="P10">(incluindo toda a linha de tempo do cargo até 31/12/2015 ou data do desligamento)</text:p>
          </table:table-cell>
          <table:table-cell table:style-name="Tabela1.A2" office:value-type="string">
            <text:p text:style-name="P10">- Requerimento <text:s/>Vinculação de tempo (modelo anexo) ;</text:p>
            <text:p text:style-name="P10">- Contagem de Tempo atualizada dos períodos a serem aproveitados.</text:p>
          </table:table-cell>
          <table:table-cell table:style-name="Tabela1.C2" office:value-type="string">
            <text:p text:style-name="P6">- Aposentadoria</text:p>
            <text:p text:style-name="P6"/>
            <text:p text:style-name="P6">- Férias Prêmio</text:p>
          </table:table-cell>
        </table:table-row>
        <table:table-row table:style-name="Tabela1.4">
          <table:table-cell table:style-name="Tabela1.A2" office:value-type="string">
            <text:p text:style-name="P9">Designados até 05/11/2007</text:p>
          </table:table-cell>
          <table:table-cell table:style-name="Tabela1.A2" office:value-type="string">
            <text:p text:style-name="P10">- Requerimento <text:s/>Vinculação de tempo (modelo anexo) ;</text:p>
            <text:p text:style-name="P10">- Contagem de Tempo atualizada dos períodos a serem aproveitados.</text:p>
          </table:table-cell>
          <table:table-cell table:style-name="Tabela1.C2" office:value-type="string">
            <text:p text:style-name="P6">- Aposentadoria</text:p>
            <text:p text:style-name="P6"/>
            <text:p text:style-name="P6">- Férias Prêmio </text:p>
          </table:table-cell>
        </table:table-row>
        <table:table-row table:style-name="Tabela1.5">
          <table:table-cell table:style-name="Tabela1.A5" office:value-type="string">
            <text:p text:style-name="P9">Designados após 06/11/2007</text:p>
          </table:table-cell>
          <table:table-cell table:style-name="Tabela1.A5" office:value-type="string">
            <text:p text:style-name="P10">- Requerimento <text:s/>Vinculação de tempo (modelo anexo) ;</text:p>
            <text:p text:style-name="P10">- Contagem de Tempo atualizada dos períodos a serem aproveitados;</text:p>
            <text:p text:style-name="P10">- Certidão de Tempo de Contribuição do INSS - <text:s/>averbada; *</text:p>
          </table:table-cell>
          <table:table-cell table:style-name="Tabela1.C5" office:value-type="string">
            <text:p text:style-name="P6">- Aposentadoria</text:p>
            <text:p text:style-name="P6"/>
            <text:p text:style-name="P6">- Férias Prêmio </text:p>
          </table:table-cell>
        </table:table-row>
      </table:table>
      <text:p text:style-name="P8">* Procedimentos para averbar o tempo de serviço referente às designações <text:s/>após 06/11/2007:</text:p>
      <text:p text:style-name="P5"><text:tab/>- Declaração Funcional expedida pela SRE/Governador Valadares (Verificar Manual do Secretário página 53 – Unidade II – Processo Funcional e Aposentadoria);</text:p>
      <text:p text:style-name="P5"><text:tab/> Após o INSS ter emitido a <text:s/><text:span text:style-name="T2">Certidão de Tempo de Contribuição (CTC)</text:span>, o servidor deverá protocolar na SRE/Governador Valadares juntamente com:</text:p>
      <text:p text:style-name="P5"><text:tab/>1) Requerimento para todos os fins;</text:p>
      <text:p text:style-name="P11">2) Documentos pessoais;</text:p>
      <text:p text:style-name="P11">3) Cópia da Ficha Funcional;</text:p>
      <text:p text:style-name="P11">4) Contagens de Tempo atualizadas.</text:p>
      <text:p text:style-name="P11">Esclarecemos que os servidores designados até a data de 05/11/2007, vertiam as contribuições previdenciárias para o IPSEMG vinculados ao RPPS (Regime Próprio de Previdência Social) e a partir de 06/11/2007, passaram a contribuir para o INSS vinculados ao <text:bookmark text:name="_GoBack"/>RGPS (Regime Geral de Previdência Social).</text:p>
      <text:p text:style-name="P11"/>
      <text:p text:style-name="P13"><text:soft-page-break/>A vigência da concessão das férias prêmio, com implemento dos requisitos, será a partir da data do protocolo, cuja vigência será sempre após a data do exercício no cargo efetivo.</text:p>
      <text:p text:style-name="P13">Na concessão de férias prêmio no cargo de origem, deverão ser excluídos os períodos já usufruídos, quando se tratar de aproveitamento de tempo prestado em cargo de provimento efetivo e publicar somente o saldo remanescente. (modelo de ato anexo)</text:p>
      <text:p text:style-name="P13">Esclarecemos que a vinculação de períodos aproveitados não deve culminar em retificação de direitos já concedidos, tais como: revisão de quinquênios, posicionamento na carreira, etc., ou seja, vale o somatório de tempo, porém, não pode rever os direitos já concedidos.</text:p>
      <text:p text:style-name="P13">Solicitamos atenção às escolas para somente conceder férias prêmio, após concluído todos os procedimentos necessários para o aproveitamento do tempo.</text:p>
      <text:p text:style-name="P11"/>
      <text:p text:style-name="P11"><text:span text:style-name="T4"><text:s/></text:span><text:span text:style-name="T1">REGISTRO NO SISAP</text:span></text:p>
      <text:p text:style-name="P14">Toda solicitação de aproveitamento deverá ser informada ao SISAP para os devidos acertos da situação funcional, com os seguintes documentos:</text:p>
      <text:list xml:id="list3743288065" text:style-name="WW8Num1">
        <text:list-item>
          <text:p text:style-name="P1">Cópia do requerimento de vinculação de tempo;</text:p>
        </text:list-item>
        <text:list-item>
          <text:p text:style-name="P1">Cópia da Certidão Averbada do INSS, <text:s/>para os designados após 06/11/2007.</text:p>
        </text:list-item>
        <text:list-item>
          <text:p text:style-name="P2">Novo Cadastro de Tempo de serviço para inclusão do tempo, no cargo efetivo recém nomeado;</text:p>
        </text:list-item>
      </text:list>
      <text:p text:style-name="P3"/>
      <text:p text:style-name="P13">REGISTRO NA FICHA FUNCIONAL</text:p>
      <text:p text:style-name="P11">Proceder a anotação na ficha funcional do servidor.</text:p>
      <text:p text:style-name="P11"><text:span text:style-name="T1">EXEMPLO</text:span>: Servidor nomeado, com posse e exercício em 01/02/2016, que possui tempo como designado anterior a 05/11/2007.</text:p>
      <text:p text:style-name="P11">Protocolou os documentos necessários para vinculação de tempo em 01/10/2016, com os períodos de designação: </text:p>
      <text:p text:style-name="P11">01/02/05 a 31/12/05 – PEBD 1 A 18 h/a semanais – 334 dias</text:p>
      <text:p text:style-name="P11">01/02/06 a 31/12/06 - PEBD 1 A 16 h/ a semanais – 365 dias</text:p>
      <text:p text:style-name="P11">Perfazendo um total de 699 dias para vinculação ao cargo efetivo. </text:p>
      <text:p text:style-name="P11">Incluir o tempo na ficha funcional do servidor, conforme modelo anexo.</text:p>
      <text:p text:style-name="P11"/>
      <text:p text:style-name="P11">Governador Valadares junho de 2017.</text:p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WW-Estilo_20_padrão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Text_20_body" style:display-name="Text body" style:family="paragraph" style:parent-style-name="WW-Estilo_20_padrão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" style:font-family-complex="Mangal" style:font-family-generic-complex="roman" style:font-pitch-complex="variable"/>
    </style:style>
    <style:style style:name="Caption" style:family="paragraph" style:parent-style-name="WW-Estilo_20_padrão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Index" style:family="paragraph" style:parent-style-name="WW-Estilo_20_padrão" style:class="index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WW-Estilo_20_padrão" style:display-name="WW-Estilo padrão" style:family="paragraph">
      <style:paragraph-properties style:line-height-at-least="0.176cm" fo:orphans="2" fo:widows="2" fo:hyphenation-ladder-count="no-limit"/>
      <style:text-properties fo:color="#000000" style:font-name="Arial" fo:font-family="Arial" style:font-family-generic="swiss" style:font-pitch="variable" fo:font-size="12pt" fo:language="pt" fo:country="BR" style:font-name-asian="Calibri" style:font-family-asian="Calibri" style:font-family-generic-asian="swiss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Texto_20_de_20_balão" style:display-name="Texto de balão" style:family="paragraph" style:parent-style-name="WW-Estilo_20_padrão">
      <style:paragraph-properties fo:margin-top="0cm" fo:margin-bottom="0cm" loext:contextual-spacing="false" style:line-height-at-least="0.176cm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Parágrafo_20_da_20_Lista" style:display-name="Parágrafo da Lista" style:family="paragraph" style:parent-style-name="WW-Estilo_20_padrão">
      <style:paragraph-properties fo:margin-left="1.27cm" fo:margin-right="0cm" fo:margin-top="0cm" fo:margin-bottom="0.282cm" loext:contextual-spacing="true" fo:text-indent="0cm" style:auto-text-indent="false"/>
    </style:style>
    <style:style style:name="Endereço_20_do_20_remetente" style:display-name="Endereço do remetente" style:family="paragraph" style:parent-style-name="WW-Estilo_20_padrão">
      <style:paragraph-properties fo:margin-left="0cm" fo:margin-right="-0.212cm" fo:margin-top="0cm" fo:margin-bottom="0cm" loext:contextual-spacing="false" style:line-height-at-least="0.353cm" fo:keep-together="always" fo:hyphenation-ladder-count="no-limit" fo:text-indent="0cm" style:auto-text-indent="false"/>
      <style:text-properties style:font-name="Times New Roman" fo:font-family="'Times New Roman'" style:font-family-generic="roman" style:font-pitch="variable" fo:font-size="8pt" style:font-name-asian="Times New Roman" style:font-family-asian="'Times New Roman'" style:font-family-generic-asian="roman" style:font-pitch-asian="variable" style:font-size-asian="8pt" style:font-name-complex="Calibri" style:font-family-complex="Calibri" style:font-family-generic-complex="swiss" style:font-pitch-complex="variable" style:font-size-complex="10pt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onte_20_parág._20_padrão" style:display-name="Fonte parág. padrão" style:family="text"/>
    <style:style style:name="Texto_20_de_20_balão_20_Char" style:display-name="Texto de balão Char" style:family="text" style:parent-style-name="Fonte_20_parág._20_padrã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ListLabel_20_1" style:display-name="ListLabel 1" style:family="text">
      <style:text-properties style:font-name-complex="Courier New" style:font-family-complex="'Courier New'" style:font-family-generic-complex="modern"/>
    </style:style>
    <style:style style:name="ListLabel_20_2" style:display-name="ListLabel 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3" style:display-name="ListLabel 3" style:family="text">
      <style:text-properties style:font-name-complex="Courier New" style:font-family-complex="'Courier New'" style:font-family-generic-complex="modern"/>
    </style:style>
    <style:style style:name="ListLabel_20_4" style:display-name="ListLabel 4" style:family="text">
      <style:text-properties style:font-name-complex="Wingdings" style:font-family-complex="Wingdings" style:font-pitch-complex="variable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.501cm" fo:margin-right="1.50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SEEMG</meta:initial-creator>
    <meta:creation-date>2017-06-12T11:18:00</meta:creation-date>
    <dc:creator>sre</dc:creator>
    <dc:date>2017-06-12T11:18:00</dc:date>
    <meta:print-date>2017-07-05T13:41:00</meta:print-date>
    <meta:editing-cycles>2</meta:editing-cycles>
    <meta:editing-duration>PT8M</meta:editing-duration>
    <meta:document-statistic meta:table-count="1" meta:image-count="0" meta:object-count="0" meta:page-count="2" meta:paragraph-count="56" meta:word-count="574" meta:character-count="3767" meta:non-whitespace-character-count="3216"/>
    <meta:generator>LibreOffice/6.4.0.3$Linux_X86_64 LibreOffice_project/b0a288ab3d2d4774cb44b62f04d5d28733ac6df8</meta:generator>
  </office:meta>
</office:document-meta>
</file>